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B00000007F5AD0DDD703F43F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e95" officeooo:paragraph-rsid="00189e95"/>
    </style:style>
    <style:style style:name="P2" style:family="paragraph" style:parent-style-name="Standard">
      <style:text-properties style:font-name="Liberation Sans" officeooo:rsid="00189e95" officeooo:paragraph-rsid="00189e95"/>
    </style:style>
    <style:style style:name="P3" style:family="paragraph" style:parent-style-name="Standard">
      <style:text-properties fo:color="#01238f" loext:opacity="100%" style:font-name="Liberation Sans" officeooo:rsid="00189e95" officeooo:paragraph-rsid="00189e95"/>
    </style:style>
    <style:style style:name="P4" style:family="paragraph" style:parent-style-name="Standard">
      <style:text-properties fo:color="#01238f" loext:opacity="100%" style:font-name="Liberation Sans" fo:font-weight="bold" officeooo:rsid="00189e95" officeooo:paragraph-rsid="00189e9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08 – UF2 – Programació multimèdia.</text:p>
      <text:p text:style-name="P2"/>
      <text:p text:style-name="P3">Activitat 1. MediaPlayer audio.</text:p>
      <text:p text:style-name="P2"/>
      <text:p text:style-name="P2">Desenvolupa una aplicació Android que emprant un RecyclerView tingui una llista d’emissores (mínim 5) i que permeti escoltar l’emissora si es fa clic en el CardView, <text:s/>també ha d'aparèixer el botó de pausar i d’aturar en el mateix CardView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tge1" text:anchor-type="char" svg:width="17cm" svg:height="0.87cm" draw:z-index="0"><draw:image xlink:href="Pictures/10000001000009B00000007F5AD0DDD703F43FC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06:07.865950207</meta:creation-date>
    <dc:date>2023-02-02T12:16:31.619274338</dc:date>
    <meta:editing-duration>PT13S</meta:editing-duration>
    <meta:editing-cycles>1</meta:editing-cycles>
    <meta:document-statistic meta:table-count="0" meta:image-count="1" meta:object-count="0" meta:page-count="1" meta:paragraph-count="3" meta:word-count="47" meta:character-count="305" meta:non-whitespace-character-count="258"/>
    <meta:generator>LibreOffice/7.3.7.2$Linux_X86_64 LibreOffice_project/30$Build-2</meta:generator>
  </office:meta>
</office:document-meta>
</file>